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Standard">
      <style:paragraph-properties fo:margin-left="0cm" fo:margin-right="0.152cm" fo:margin-top="0cm" fo:margin-bottom="0cm" loext:contextual-spacing="false" fo:text-indent="0cm" style:auto-text-indent="false"/>
      <style:text-properties style:font-name="Times New Roman" fo:font-size="12pt" style:font-size-asian="12pt" style:font-size-complex="12pt"/>
    </style:style>
    <style:style style:name="P5"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paragraph-rsid="00200cbe" style:font-size-asian="12pt" style:font-size-complex="12pt"/>
    </style:style>
    <style:style style:name="P11"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3">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T1" style:family="text">
      <style:text-properties officeooo:rsid="001fffbb"/>
    </style:style>
    <style:style style:name="T2" style:family="text">
      <style:text-properties officeooo:rsid="00200cbe"/>
    </style:style>
    <style:style style:name="T3" style:family="text">
      <style:text-properties officeooo:rsid="00210c28"/>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2">Brogo (Herkunft: Unbekannt, Bedeutung: Unbekannt)</text:p>
      <text:p text:style-name="P3"/>
      <text:p text:style-name="P3"><text:bookmark text:name="vyiu3"/>Beschreibung</text:p>
      <text:p text:style-name="P2">Brogo ist ein Bärenmensch und der treue Gefährte der SchamaninTanka. Er gehörte einst zu einem Bärenmenschenstamm in den westlichen Wäldern des Königreichs der Menschen, jedoch wurde dieser von einer blutrünstigen Bestie abgeschlachtet.</text:p>
      <text:p text:style-name="P2">Tanka fand ihn verwundet auf und versorgte ihn. Seitdem jagt er gemeinsam mit ihr jene blutrünstige Bestie.</text:p>
      <text:p text:style-name="P3"/>
      <text:p text:style-name="P3">Ort</text:p>
      <text:p text:style-name="P2"><text:bookmark text:name="atp73"/>Im nordwestlichen Wald von Talras</text:p>
      <text:p text:style-name="P2"/>
      <text:p text:style-name="P3">Tagesablauf<text:bookmark text:name="vyiu13"/><text:bookmark text:name="vyiu11"/></text:p>
      <text:list xml:id="list6381147239829500652" text:style-name="L1">
        <text:list-item>
          <text:p text:style-name="P6">Ganzer Tag – Steht mit Tanka am Feuer.</text:p>
        </text:list-item>
      </text:list>
      <text:p text:style-name="P4"/>
      <text:p text:style-name="P3"><text:bookmark text:name="vyiu16"/>Zugehörigkeit</text:p>
      <text:p text:style-name="P1"><text:bookmark text:name="f-855"/>Umherwandernde</text:p>
      <text:p text:style-name="P4"/>
      <text:p text:style-name="P3"><text:bookmark text:name="f-856"/>Aufträge</text:p>
      <text:list xml:id="list4042277394400003268" text:style-name="L2">
        <text:list-item>
          <text:p text:style-name="P7"><text:bookmark text:name="dfq10"/><text:bookmark text:name="dfq1"/>Sekundär – <text:bookmark text:name="z0dk3"/>Katzen für Brogo</text:p>
        </text:list-item>
      </text:list>
      <text:p text:style-name="P4"/>
      <text:p text:style-name="P3"><text:bookmark text:name="ik9t1"/>Dialog</text:p>
      <text:list xml:id="list7404070663738674929" text:style-name="L3">
        <text:list-item>
          <text:p text:style-name="P8">Hallo.</text:p>
          <text:list>
            <text:list-item>
              <text:p text:style-name="P8"><text:bookmark text:name="ik9t2"/><text:bookmark text:name="f0wr"/>N: <text:bookmark text:name="gg5p"/>Katze?</text:p>
            </text:list-item>
            <text:list-item>
              <text:p text:style-name="P8"><text:bookmark text:name="ik9t3"/><text:bookmark text:name="f0wr0"/>C: Äh, was ist los?</text:p>
            </text:list-item>
            <text:list-item>
              <text:p text:style-name="P8">N: Katze?</text:p>
            </text:list-item>
            <text:list-item>
              <text:p text:style-name="P8">C: Was ist mit der?</text:p>
            </text:list-item>
            <text:list-item>
              <text:p text:style-name="P8">N: Du hast Katze?</text:p>
            </text:list-item>
            <text:list-item>
              <text:p text:style-name="P8">C: Hm?</text:p>
            </text:list-item>
            <text:list-item>
              <text:p text:style-name="P8">N: Brogo mag Katzen. Katzen zum Streicheln da. Brogo mag streicheln. Du bringst Katzen zu Brogo, dann Brogo glücklich.</text:p>
            </text:list-item>
            <text:list-item>
              <text:p text:style-name="P8">Neuer Auftrag „Katzen für Brogo“</text:p>
            </text:list-item>
          </text:list>
        </text:list-item>
        <text:list-item>
          <text:p text:style-name="P8"><text:bookmark text:name="gg5p1"/>Hier hast du eine Katze. (Auftrag „Katzen für Brogo“ ist aktiv und Charakter hat eine Katze)</text:p>
        </text:list-item>
        <text:list-item>
          <text:p text:style-name="P8">Hier hast du ein paar Katzen.(Auftrag „Katzen für Brogo“ aktiv und Charakter hat mehrere Katzen)</text:p>
        </text:list-item>
        <text:list-item>
          <text:p text:style-name="P9">(Ist Brogos erste Katze)</text:p>
        </text:list-item>
        <text:list-item>
          <text:p text:style-name="P11">(Charakter hat eine Katze)</text:p>
        </text:list-item>
        <text:list-item>
          <text:p text:style-name="P12">N: Toll, Katze, her damit. Brogo will streicheln!</text:p>
        </text:list-item>
        <text:list-item>
          <text:p text:style-name="P11">(Charakter hat mehrere Katzen)</text:p>
        </text:list-item>
        <text:list-item>
          <text:p text:style-name="P12">N: Toll, Katzen, her damit. Brogo will streicheln!</text:p>
        </text:list-item>
        <text:list-item>
          <text:p text:style-name="P11">Erfahrungsbonus +50</text:p>
        </text:list-item>
        <text:list-item>
          <text:p text:style-name="P11">Nachricht an alle Spieler: &lt;Charaktername&gt; hat den Katzenbonus erhalten.</text:p>
        </text:list-item>
        <text:list-item>
          <text:p text:style-name="P9">(Brogo hat schon Katzen, egal von welchem Charakter)</text:p>
        </text:list-item>
        <text:list-item>
          <text:p text:style-name="P11">(Charakter hat eine Katze)</text:p>
        </text:list-item>
        <text:list-item>
          <text:p text:style-name="P12">N: Toll, noch eine Katze.</text:p>
        </text:list-item>
        <text:list-item>
          <text:p text:style-name="P11">(Charakter hat mehrere Katzen)</text:p>
        </text:list-item>
        <text:list-item>
          <text:p text:style-name="P12">N: Toll, noch mehr Katzen.</text:p>
        </text:list-item>
        <text:list-item>
          <text:p text:style-name="P10">(Brogo<text:span text:style-name="T1">s</text:span> Maximalanzahl <text:span text:style-name="T3">der</text:span> geschenkten Katzen <text:span text:style-name="T2">noch nicht </text:span>erreicht)</text:p>
        </text:list-item>
        <text:list-item>
          <text:p text:style-name="P11">N: Streicheln macht Brogo Spaß. Brogo will aber noch mehr Katzen.</text:p>
        </text:list-item>
        <text:list-item>
          <text:p text:style-name="P9">(Brogo<text:span text:style-name="T1">s</text:span> Maximalanzahl <text:span text:style-name="T3">der</text:span> geschenkten Katzen erreicht)</text:p>
        </text:list-item>
        <text:list-item>
          <text:p text:style-name="P11">N: Jetzt aber genug Katzen. Brogo gibt dir Belohnung und dankt dir für Katzen.</text:p>
        </text:list-item>
        <text:list-item>
          <text:p text:style-name="P11">N: Belohnung ist Waffe von Troll. Brogo hat getötet viele Trolle. Trolle böser als Katzen.</text:p>
        </text:list-item>
        <text:list-item>
          <text:p text:style-name="P11">Auftragsziel 1 des Auftrags „Katzen für Brogo“ abgeschlossen</text:p>
        </text:list-item>
        <text:list-item>
          <text:p text:style-name="P9"><text:soft-page-break/>Katze(n) wird/werden übergeben.</text:p>
        </text:list-item>
        <text:list-item>
          <text:p text:style-name="P8"><text:bookmark text:name="gg5p2"/>Bist du irgendwie verblödet? (Nach Begrüßung)</text:p>
          <text:list>
            <text:list-item>
              <text:p text:style-name="P8"><text:bookmark text:name="ik9t28"/><text:bookmark text:name="kj70"/>N: Nein! Brogo ist schlau. Tanka sagt immer zu Brogo: „Brogo ganz schlau, weil Brogo nicht dumm.“.</text:p>
            </text:list-item>
            <text:list-item>
              <text:p text:style-name="P8">C: Ach so.</text:p>
            </text:list-item>
            <text:list-item>
              <text:p text:style-name="P8">N: Brogo braucht jetzt seine Ruhe. Brogo muss Feuer beobachten. Feuer bewegt sich. Brogo passt auf, dass Feuer nicht abhaut. Brogo ist mutiger Wächter von Feuer.</text:p>
            </text:list-item>
          </text:list>
        </text:list-item>
      </text:list>
      <text:p text:style-name="P4"/>
      <text:p text:style-name="P3"><text:bookmark text:name="adhu1"/>Handel</text:p>
      <text:p text:style-name="P3"><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10-11T00:02:52</meta:creation-date>
    <dc:language>en-US</dc:language>
    <meta:editing-cycles>44</meta:editing-cycles>
    <meta:editing-duration>PT1H10M45S</meta:editing-duration>
    <meta:initial-creator>Tamino Dauth</meta:initial-creator>
    <dc:date>2015-07-17T16:19:02.510000000</dc:date>
    <meta:document-statistic meta:table-count="0" meta:image-count="0" meta:object-count="0" meta:page-count="2" meta:paragraph-count="50" meta:word-count="374" meta:character-count="2213" meta:non-whitespace-character-count="1923"/>
    <meta:user-defined meta:name="Info 1"/>
    <meta:user-defined meta:name="Info 2"/>
    <meta:user-defined meta:name="Info 3"/>
    <meta:user-defined meta:name="Info 4"/>
    <meta:hyperlink-behaviour office:target-frame-name="_top" xlink:show="replace"/>
  </office:meta>
</office:document-meta>
</file>